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c22d" officeooo:paragraph-rsid="0005c22d"/>
    </style:style>
    <style:style style:name="P2" style:family="paragraph" style:parent-style-name="Standard">
      <style:text-properties fo:font-size="15pt" fo:font-weight="bold" officeooo:rsid="0005c22d" officeooo:paragraph-rsid="0005c22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8pt" fo:font-weight="bold" officeooo:rsid="0005c22d" officeooo:paragraph-rsid="0005c22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*------- STANDARD ---------*</text:p>
      <text:p text:style-name="P1">Epoch 1/2</text:p>
      <text:p text:style-name="P1">22016/21990 [==============================] - 480s - loss: 0.0291 <text:s text:c="4"/></text:p>
      <text:p text:style-name="P1">/home/weedjo/anaconda3/envs/CarND-TensorFlow-Lab/lib/python3.5/site-packages/keras/engine/training.py:1480: UserWarning: Epoch comprised more than `samples_per_epoch` samples, which might affect learning results. Set `samples_per_epoch` correctly to avoid this warning.</text:p>
      <text:p text:style-name="P1"><text:s text:c="2"/>warnings.warn('Epoch comprised more than '</text:p>
      <text:p text:style-name="P1"></text:p>
      <text:p text:style-name="P1">Epoch 2/2</text:p>
      <text:p text:style-name="P1">22016/21990 [==============================] - 470s - loss: 0.0202 <text:s text:c="4"/></text:p>
      <text:p text:style-name="P1">Evaluation - Testset: 0.016981107008177787</text:p>
      <text:p text:style-name="P1">Evaluation - Validation-Test1: 0.0181478398153558372</text:p>
      <text:p text:style-name="P1">Evaluation - Validation-Test2: 0.04736811690963805</text:p>
      <text:p text:style-name="P1"/>
      <text:p text:style-name="P3">*------- CAMERA_LEFT_RIGHT_OFFSET = 0.1 ---------*</text:p>
      <text:p text:style-name="P1">Epoch 1/2</text:p>
      <text:p text:style-name="P1">22016/21990 [==============================] - 462s - loss: 0.0184 <text:s text:c="4"/></text:p>
      <text:p text:style-name="P1">Epoch 2/2</text:p>
      <text:p text:style-name="P1">22016/21990 [==============================] - 463s - loss: 0.0175 <text:s text:c="4"/></text:p>
      <text:p text:style-name="P1">Evaluation - Testset: 0.013972967688459903</text:p>
      <text:p text:style-name="P1">Evaluation - Validation-Test1: 0.01593076391145587</text:p>
      <text:p text:style-name="P1">Evaluation - Validation-Test2: 0.05224249931052327</text:p>
      <text:p text:style-name="P1"></text:p>
      <text:p text:style-name="P3">*-------CAMERA_LEFT_RIGHT_OFFSET = 0.3 ---------*</text:p>
      <text:p text:style-name="P1">Evaluation - Testset: 0.04378993483260274</text:p>
      <text:p text:style-name="P1">Evaluation - Validation-Test1: 0.03643511841073632</text:p>
      <text:p text:style-name="P1">Evaluation - Validation-Test2: 0.06435602577403188</text:p>
      <text:p text:style-name="P1"></text:p>
      <text:p text:style-name="P3">*------- IMAGE_CUT_TOP_HEIGHT = 65 </text:p>
      <text:p text:style-name="P3">IMAGE_CUT_DOWN_HEIGHT = 35 <text:s/>---------*</text:p>
      <text:p text:style-name="P3"/>
      <text:p text:style-name="P1">Epoch 1/2</text:p>
      <text:p text:style-name="P1">22016/21990 [==============================] - 477s - loss: 0.0287 <text:s text:c="4"/></text:p>
      <text:p text:style-name="P1">/home/weedjo/anaconda3/envs/CarND-TensorFlow-Lab/lib/python3.5/site-packages/keras/engine/training.py:1480: UserWarning: Epoch comprised more than `samples_per_epoch` samples, which might affect learning results. Set `samples_per_epoch` correctly to avoid this warning.</text:p>
      <text:p text:style-name="P1"><text:s text:c="2"/>warnings.warn('Epoch comprised more than '</text:p>
      <text:p text:style-name="P1"></text:p>
      <text:p text:style-name="P1">Epoch 2/2</text:p>
      <text:p text:style-name="P1">22016/21990 [==============================] - 449s - loss: 0.0197 <text:s text:c="4"/></text:p>
      <text:p text:style-name="P1">Evaluation - Testset: 0.017234275583177805</text:p>
      <text:p text:style-name="P1">Evaluation - Validation-Test1: 0.01590706582646817</text:p>
      <text:p text:style-name="P1">Evaluation - Validation-Test2: 0.0480130088981241</text:p>
      <text:p text:style-name="P1"/>
      <text:p text:style-name="P1"/>
      <text:p text:style-name="P1"/>
      <text:p text:style-name="P1"/>
      <text:p text:style-name="P3"><text:soft-page-break/>*------- IMAGE_CUT_TOP_HEIGHT = 45 </text:p>
      <text:p text:style-name="P3">IMAGE_CUT_DOWN_HEIGHT = 15 ---------*</text:p>
      <text:p text:style-name="P1">Epoch 1/2</text:p>
      <text:p text:style-name="P1">22016/21990 [==============================] - 459s - loss: 0.0287 <text:s text:c="4"/></text:p>
      <text:p text:style-name="P1">Epoch 2/2</text:p>
      <text:p text:style-name="P1">22016/21990 [==============================] - 450s - loss: 0.0207 <text:s text:c="4"/></text:p>
      <text:p text:style-name="P1">Evaluation - Testset: 0.01585360331228003</text:p>
      <text:p text:style-name="P1">Evaluation - Validation-Test1: 0.015312915144022554</text:p>
      <text:p text:style-name="P1">Evaluation - Validation-Test2: 0.047953514382243156</text:p>
      <text:p text:style-name="P1"/>
      <text:p text:style-name="P2">*------- IMAGE_RESIZE_WIDTH = 64 </text:p>
      <text:p text:style-name="P2">IMAGE_RESIZE_HEIGHT = 64 ---------*</text:p>
      <text:p text:style-name="P2"/>
      <text:p text:style-name="P1">Epoch 1/2</text:p>
      <text:p text:style-name="P1">22016/21990 [==============================] - 452s - loss: 0.0281 <text:s text:c="4"/></text:p>
      <text:p text:style-name="P1">Epoch 2/2</text:p>
      <text:p text:style-name="P1">22016/21990 [==============================] - 453s - loss: 0.0207 <text:s text:c="4"/></text:p>
      <text:p text:style-name="P1">Evaluation - Testset: 0.016054037550929934</text:p>
      <text:p text:style-name="P1">Evaluation - Validation-Test1: 0.019261521752923727</text:p>
      <text:p text:style-name="P1">Evaluation - Validation-Test2: 0.0467897797934711</text:p>
      <text:p text:style-name="P1"/>
      <text:p text:style-name="P3">*------- IMAGE_RESIZE_WIDTH = 32 </text:p>
      <text:p text:style-name="P3">IMAGE_RESIZE_HEIGHT = 32 ---------*</text:p>
      <text:p text:style-name="P3"/>
      <text:p text:style-name="P1">Epoch 1/2</text:p>
      <text:p text:style-name="P1">22016/21990 [==============================] - 457s - loss: 0.0276 <text:s text:c="4"/></text:p>
      <text:p text:style-name="P1">Epoch 2/2</text:p>
      <text:p text:style-name="P1">22016/21990 [==============================] - 459s - loss: 0.0196 <text:s text:c="4"/></text:p>
      <text:p text:style-name="P1">Evaluation - Testset: 0.016958175925537944</text:p>
      <text:p text:style-name="P1">Evaluation - Validation-Test1: 0.016497046628501266</text:p>
      <text:p text:style-name="P1">Evaluation - Validation-Test2: 0.04678394040092826</text:p>
      <text:p text:style-name="P1"/>
      <text:p text:style-name="P3">*------- No Augmentation ---------*</text:p>
      <text:p text:style-name="P3"/>
      <text:p text:style-name="P1">Epoch 1/2</text:p>
      <text:p text:style-name="P1">22016/21990 [==============================] - 465s - loss: 0.0300 <text:s text:c="4"/></text:p>
      <text:p text:style-name="P1">Epoch 2/2</text:p>
      <text:p text:style-name="P1">22016/21990 [==============================] - 469s - loss: 0.0216 <text:s text:c="4"/></text:p>
      <text:p text:style-name="P1">Evaluation - Testset: 0.015947682491969317</text:p>
      <text:p text:style-name="P1">Evaluation - Validation-Test1: 0.01666829123860225</text:p>
      <text:p text:style-name="P1">Evaluation - Validation-Test2: 0.0612269749399274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8:25:58.571003573</meta:creation-date>
    <dc:date>2017-01-29T18:31:24.049999141</dc:date>
    <meta:editing-duration>P0D</meta:editing-duration>
    <meta:editing-cycles>1</meta:editing-cycles>
    <meta:document-statistic meta:table-count="0" meta:image-count="0" meta:object-count="0" meta:page-count="2" meta:paragraph-count="72" meta:word-count="330" meta:character-count="3398" meta:non-whitespace-character-count="2996"/>
    <meta:generator>LibreOffice/4.2.8.2$Linux_X86_64 LibreOffice_project/420m0$Build-2</meta:generator>
  </office:meta>
</office:document-meta>
</file>